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thway Extreme" svg:font-family="'Pathway Extreme', system-ui, 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officeooo:paragraph-rsid="001e50f6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e50f6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50f6" officeooo:paragraph-rsid="001e50f6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eb7bb" officeooo:paragraph-rsid="001eb7bb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1eb7bb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0885d" officeooo:paragraph-rsid="0020885d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0885d" style:language-asian="zxx" style:country-asian="none" style:language-complex="zxx" style:country-complex="none"/>
    </style:style>
    <style:style style:name="T1" style:family="text">
      <style:text-properties officeooo:rsid="001e50f6"/>
    </style:style>
    <style:style style:name="T2" style:family="text">
      <style:text-properties fo:font-variant="normal" fo:text-transform="none" fo:color="#1f1f1f" loext:opacity="100%" style:font-name="Google Sans" fo:font-size="10.5pt" fo:letter-spacing="normal" fo:font-style="normal" fo:font-weight="normal"/>
    </style:style>
    <style:style style:name="T3" style:family="text">
      <style:text-properties officeooo:rsid="001eb7bb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officeooo:rsid="0020885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Busca en internet cuales son los tres frameworks PHP más utilizados, y</text:p>
      <text:p text:style-name="P2">indica:</text:p>
      <text:p text:style-name="P2">• Nombre y URL</text:p>
      <text:p text:style-name="P2">• Año de creación</text:p>
      <text:p text:style-name="P2">• Última versión</text:p>
      <text:p text:style-name="P3">Laravel:</text:p>
      <text:p text:style-name="P1"><text:a xlink:type="simple" xlink:href="https://laravel.com/" text:style-name="Internet_20_link" text:visited-style-name="Visited_20_Internet_20_Link"><text:span text:style-name="T4">https://laravel.com/</text:span></text:a></text:p>
      <text:p text:style-name="P4">2011</text:p>
      <text:p text:style-name="P4">Laravel 11</text:p>
      <text:p text:style-name="P3"/>
      <text:p text:style-name="P3">Symfony:</text:p>
      <text:p text:style-name="P1"><text:a xlink:type="simple" xlink:href="https://symfony.com/" text:style-name="Internet_20_link" text:visited-style-name="Visited_20_Internet_20_Link"><text:span text:style-name="T4">https://symfony.com/</text:span></text:a></text:p>
      <text:p text:style-name="P4">2005</text:p>
      <text:p text:style-name="P4">Symfony 7.1.<text:span text:style-name="T3">4</text:span></text:p>
      <text:p text:style-name="P3"/>
      <text:p text:style-name="P3">CodeIgniter:</text:p>
      <text:p text:style-name="P1"><text:a xlink:type="simple" xlink:href="https://codeigniter.com/" text:style-name="Internet_20_link" text:visited-style-name="Visited_20_Internet_20_Link"><text:span text:style-name="T4">https://codeigniter.com/</text:span></text:a></text:p>
      <text:p text:style-name="P4">2006</text:p>
      <text:p text:style-name="P3"><text:span text:style-name="T1">CodeIgniter </text:span><text:span text:style-name="T2">4.5.114</text:span></text:p>
      <text:p text:style-name="P3"/>
      <text:p text:style-name="P2">2. Una vez arrancado el servicio PHP (mediante XAMPP, Docker o Podman),</text:p>
      <text:p text:style-name="P2">crea el archivo info.php y añade el siguiente fragmento de código:</text:p>
      <text:p text:style-name="P2">&lt;?php phpinfo() ?&gt;</text:p>
      <text:p text:style-name="P2">Anota los valores de:</text:p>
      <text:p text:style-name="P2">• Versión de PHP</text:p>
      <text:p text:style-name="P5">8.3.6</text:p>
      <text:p text:style-name="P2">• Loaded Configuration File</text:p>
      <text:p text:style-name="P2">/etc/php/8.3/apache2/php.ini</text:p>
      <text:p text:style-name="P2">• memory_limit</text:p>
      <text:p text:style-name="P5">128M</text:p>
      <text:p text:style-name="P6">• DOCUMENT_ROOT</text:p>
      <text:p text:style-name="P6">/var/www/html</text:p>
      <text:p text:style-name="P6"/>
      <text:p text:style-name="P8">3. En el archivo php.ini-production tenemos las siguientes propiedades <text:span text:style-name="T5">e i</text:span>ndica para qué sirven y sus valores por defecto.</text:p>
      <text:p text:style-name="P2">• file_uploads</text:p>
      <text:p text:style-name="P5">Para permitir o no subidas de archivos HTTP</text:p>
      <text:p text:style-name="P7">1</text:p>
      <text:p text:style-name="P7"/>
      <text:p text:style-name="P2">• max_execution_time</text:p>
      <text:p text:style-name="P5">Establece el tiempo máximo en segundos en los que un script está autorizado a ejecutarse antes de ser detenido por el analizador(?(parser))</text:p>
      <text:p text:style-name="P7">30</text:p>
      <text:p text:style-name="P7"/>
      <text:p text:style-name="P2">• short_open_tag</text:p>
      <text:p text:style-name="P7">Indica al PHP si la forma corta (&lt;? ?&gt;) de la etiqueta de apertura de PHP debería ser permitida</text:p>
      <text:p text:style-name="P7"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thway Extreme" svg:font-family="'Pathway Extreme', system-ui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53:52.120774910</meta:creation-date>
    <dc:date>2024-09-18T15:18:43.180240035</dc:date>
    <meta:editing-duration>PT4M</meta:editing-duration>
    <meta:editing-cycles>1</meta:editing-cycles>
    <meta:document-statistic meta:table-count="0" meta:image-count="0" meta:object-count="0" meta:page-count="1" meta:paragraph-count="39" meta:word-count="163" meta:character-count="1024" meta:non-whitespace-character-count="900"/>
    <meta:generator>LibreOffice/7.3.7.2$Linux_X86_64 LibreOffice_project/30$Build-2</meta:generator>
  </office:meta>
</office:document-meta>
</file>